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320000001C59BC64294.jpg"/>
  <manifest:file-entry manifest:media-type="image/jpeg" manifest:full-path="Pictures/10000000000001F40000014E86FFAE34.jpg"/>
  <manifest:file-entry manifest:media-type="image/jpeg" manifest:full-path="Pictures/100000000000031C0000025897283604.jpg"/>
  <manifest:file-entry manifest:media-type="image/jpeg" manifest:full-path="Pictures/10000000000001900000012C5162D66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Impact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family="Impact" style:font-family-generic="swiss" style:font-pitch="variable"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6.772cm" svg:height="3.834cm" svg:x="3.6cm" svg:y="8.2cm">
          <draw:image xlink:href="Pictures/1000000000000320000001C59BC64294.jpg" xlink:type="simple" xlink:show="embed" xlink:actuate="onLoad">
            <text:p/>
          </draw:image>
        </draw:frame>
        <draw:frame draw:style-name="gr2" draw:text-style-name="P2" draw:layer="layout" svg:width="12.258cm" svg:height="3.351cm" svg:x="4.034cm" svg:y="2.7cm">
          <draw:text-box>
            <text:p text:style-name="P2"><text:span text:style-name="T1">Contes et légendes de </text:span></text:p>
            <text:p text:style-name="P2"><text:span text:style-name="T1">Roquemaure</text:span></text:p>
          </draw:text-box>
        </draw:frame>
        <draw:frame draw:style-name="gr2" draw:text-style-name="P3" draw:layer="layout" svg:width="10.107cm" svg:height="1.115cm" svg:x="5.7cm" svg:y="23.585cm">
          <draw:text-box>
            <text:p text:style-name="P3"><text:span text:style-name="T2">André Chrétien (2010-2011)</text:span></text:p>
          </draw:text-box>
        </draw:frame>
        <draw:frame draw:style-name="gr1" draw:text-style-name="P1" draw:layer="layout" svg:width="4.728cm" svg:height="3.546cm" svg:x="11.372cm" svg:y="11.3cm">
          <draw:image xlink:href="Pictures/10000000000001900000012C5162D66C.jpg" xlink:type="simple" xlink:show="embed" xlink:actuate="onLoad">
            <text:p/>
          </draw:image>
        </draw:frame>
        <draw:frame draw:style-name="gr1" draw:text-style-name="P1" draw:layer="layout" svg:width="8.587cm" svg:height="5.736cm" svg:x="10.2cm" svg:y="16.4cm">
          <draw:image xlink:href="Pictures/10000000000001F40000014E86FFAE34.jpg" xlink:type="simple" xlink:show="embed" xlink:actuate="onLoad">
            <text:p/>
          </draw:image>
        </draw:frame>
        <draw:frame draw:style-name="gr1" draw:text-style-name="P1" draw:layer="layout" svg:width="5.532cm" svg:height="4.17cm" svg:x="3.768cm" svg:y="13.3cm">
          <draw:image xlink:href="Pictures/100000000000031C0000025897283604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c0c0c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30T00:24:43.49</meta:creation-date>
    <meta:generator>LibreOffice/3.4$Win32 LibreOffice_project/340m1$Build-402</meta:generator>
    <dc:date>2011-12-30T00:40:08.09</dc:date>
    <meta:editing-duration>PT15M24S</meta:editing-duration>
    <meta:editing-cycles>3</meta:editing-cycles>
    <meta:document-statistic meta:object-count="6"/>
  </office:meta>
</office:document-meta>
</file>